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90000022605FCB2E5FE0200B8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10.016cm" svg:height="9.698cm" svg:x="0.502cm" svg:y="0.501cm">
          <draw:image xlink:href="Pictures/10000001000002390000022605FCB2E5FE0200B8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1.02cm" fo:page-height="1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58:03.539320282</dc:date>
    <meta:editing-duration>PT19H46M28S</meta:editing-duration>
    <meta:editing-cycles>36</meta:editing-cycles>
    <meta:generator>LibreOffice/7.4.1.2$Linux_X86_64 LibreOffice_project/40$Build-2</meta:generator>
    <meta:document-statistic meta:object-count="1"/>
  </office:meta>
</office:document-meta>
</file>